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2.921cm"/>
    </style:style>
    <style:style style:name="Таблица1.B" style:family="table-column">
      <style:table-column-properties style:column-width="7.352cm"/>
    </style:style>
    <style:style style:name="Таблица1.C" style:family="table-column">
      <style:table-column-properties style:column-width="6.727cm"/>
    </style:style>
    <style:style style:name="Таблица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P1" style:family="paragraph" style:parent-style-name="Text_20_body">
      <style:paragraph-properties fo:margin-left="0cm" fo:margin-right="0cm" fo:margin-top="0.423cm" fo:margin-bottom="0.423cm" style:contextual-spacing="false" style:line-height-at-least="0.582cm" fo:orphans="2" fo:widows="2" fo:text-indent="0cm" style:auto-text-indent="false"/>
    </style:style>
    <style:style style:name="P2" style:family="paragraph" style:parent-style-name="Heading_20_4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P3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</style:style>
    <style:style style:name="P4" style:family="paragraph" style:parent-style-name="Text_20_body">
      <style:paragraph-properties fo:margin-left="0.212cm" fo:margin-right="0cm" style:line-height-at-least="0.476cm" fo:text-indent="0cm" style:auto-text-indent="false"/>
      <style:text-properties fo:color="#0f1115" loext:opacity="100%" style:font-name="Menlo" fo:font-size="9pt" fo:background-color="#ffffff" loext:padding="0cm" loext:border="none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style:font-name="Menlo" fo:font-size="9.75pt" fo:font-style="normal" fo:font-weight="normal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383a42" loext:opacity="100%" style:font-name="Menlo" fo:font-size="9.75pt" fo:font-style="normal" fo:font-weight="normal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a0a1a7" loext:opacity="100%" style:font-name="Menlo" fo:font-size="9.75pt" fo:font-style="italic" fo:font-weight="normal"/>
    </style:style>
    <style:style style:name="P10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1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</style:style>
    <style:style style:name="P12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P13" style:family="paragraph" style:parent-style-name="Table_20_Heading">
      <style:paragraph-properties fo:margin-left="0cm" fo:margin-right="0cm" style:line-height-at-least="0.661cm" fo:text-align="start" style:justify-single-word="false" fo:text-indent="0cm" style:auto-text-indent="false"/>
      <style:text-properties fo:font-variant="normal" fo:text-transform="none" style:font-name="quote-cjk-patch" fo:font-size="11.25pt" fo:font-style="normal" fo:font-weight="bold"/>
    </style:style>
    <style:style style:name="P14" style:family="paragraph" style:parent-style-name="Table_20_Contents">
      <style:paragraph-properties fo:margin-left="0cm" fo:margin-right="0cm" style:line-height-at-least="0.582cm" fo:text-indent="0cm" style:auto-text-indent="false"/>
    </style:style>
    <style:style style:name="P15" style:family="paragraph" style:parent-style-name="Table_20_Contents">
      <style:paragraph-properties fo:margin-left="0cm" fo:margin-right="0cm" style:line-height-at-least="0.661cm" fo:text-indent="0cm" style:auto-text-indent="false"/>
    </style:style>
    <style:style style:name="P16" style:family="paragraph" style:parent-style-name="Table_20_Contents">
      <style:paragraph-properties style:line-height-at-least="0.661cm"/>
      <style:text-properties fo:font-variant="normal" fo:text-transform="none" style:font-name="quote-cjk-patch" fo:font-size="11.25pt" fo:font-style="normal" fo:font-weight="normal"/>
    </style:style>
    <style:style style:name="P17" style:family="paragraph" style:parent-style-name="Text_20_body">
      <style:paragraph-properties fo:margin-left="0cm" fo:margin-right="0cm" fo:margin-top="0.423cm" fo:margin-bottom="0cm" style:contextual-spacing="false" style:line-height-at-least="0.582cm" fo:orphans="2" fo:widows="2" fo:text-indent="0cm" style:auto-text-indent="false"/>
    </style:style>
    <style:style style:name="T1" style:family="text"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T2" style:family="text">
      <style:text-properties fo:font-variant="normal" fo:text-transform="none" fo:color="#0f1115" loext:opacity="100%" style:font-name="Menlo" fo:font-size="15pt" fo:letter-spacing="normal" fo:font-style="normal" fo:font-weight="bold" fo:background-color="#ebeef2" loext:char-shading-value="0" loext:padding="0cm" loext:border="none"/>
    </style:style>
    <style:style style:name="T3" style:family="text">
      <style:text-properties fo:font-variant="normal" fo:text-transform="none" fo:color="#0f1115" loext:opacity="100%" style:font-name="Menlo" fo:font-size="12pt" fo:letter-spacing="normal" fo:font-style="normal" fo:font-weight="normal" fo:background-color="#ebeef2" loext:char-shading-value="0" loext:padding="0cm" loext:border="none"/>
    </style:style>
    <style:style style:name="T4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5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6" style:family="text">
      <style:text-properties fo:color="#a626a4" loext:opacity="100%"/>
    </style:style>
    <style:style style:name="T7" style:family="text">
      <style:text-properties fo:color="#b76b01" loext:opacity="100%"/>
    </style:style>
    <style:style style:name="T8" style:family="text">
      <style:text-properties fo:color="#383a42" loext:opacity="100%"/>
    </style:style>
    <style:style style:name="T9" style:family="text">
      <style:text-properties fo:color="#a626a4" loext:opacity="100%" style:font-name="Menlo" fo:font-size="9.75pt" fo:font-style="normal" fo:font-weight="normal"/>
    </style:style>
    <style:style style:name="T10" style:family="text">
      <style:text-properties style:font-name="Menlo" fo:font-size="9.75pt" fo:font-style="normal" fo:font-weight="normal"/>
    </style:style>
    <style:style style:name="T11" style:family="text">
      <style:text-properties fo:color="#b76b01" loext:opacity="100%" style:font-name="Menlo" fo:font-size="9.75pt" fo:font-style="normal" fo:font-weight="normal"/>
    </style:style>
    <style:style style:name="T12" style:family="text">
      <style:text-properties fo:color="#383a42" loext:opacity="100%" style:font-name="Menlo" fo:font-size="9.75pt" fo:font-style="normal" fo:font-weight="normal"/>
    </style:style>
    <style:style style:name="T13" style:family="text">
      <style:text-properties fo:color="#a0a1a7" loext:opacity="100%" style:font-name="Menlo" fo:font-size="9.75pt" fo:font-style="italic" fo:font-weight="normal"/>
    </style:style>
    <style:style style:name="T14" style:family="text">
      <style:text-properties fo:color="#4078f2" loext:opacity="100%" style:font-name="Menlo" fo:font-size="9.75pt" fo:font-style="normal" fo:font-weight="normal"/>
    </style:style>
    <style:style style:name="T15" style:family="text">
      <style:text-properties fo:color="#50a14f" loext:opacity="100%" style:font-name="Menlo" fo:font-size="9.75pt" fo:font-style="normal" fo:font-weight="normal"/>
    </style:style>
    <style:style style:name="T16" style:family="text">
      <style:text-properties fo:color="#4078f2" loext:opacity="100%"/>
    </style:style>
    <style:style style:name="T17" style:family="text">
      <style:text-properties fo:color="#a0a1a7" loext:opacity="100%" fo:font-style="italic"/>
    </style:style>
    <style:style style:name="T18" style:family="text">
      <style:text-properties fo:color="#50a14f" loext:opacity="100%"/>
    </style:style>
    <style:style style:name="T19" style:family="text">
      <style:text-properties fo:font-variant="normal" fo:text-transform="none" style:font-name="Menlo" fo:font-size="9.75pt" fo:font-style="normal" fo:font-weight="normal" fo:background-color="#ebeef2" loext:char-shading-value="0" loext:padding="0cm" loext:border="none"/>
    </style:style>
    <style:style style:name="T20" style:family="text">
      <style:text-properties fo:font-variant="normal" fo:text-transform="none" style:font-name="quote-cjk-patch" fo:font-size="11.25pt" fo:font-style="normal" fo:font-weight="bold"/>
    </style:style>
    <style:style style:name="T21" style:family="text">
      <style:text-properties fo:font-variant="normal" fo:text-transform="none" style:font-name="quote-cjk-patch" fo:font-size="11.2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">1. Ключевое слово </text:span><text:span text:style-name="Source_20_Text"><text:span text:style-name="T2">this</text:span></text:span></text:h>
      <text:p text:style-name="P1"><text:span text:style-name="Source_20_Text"><text:span text:style-name="T3">this</text:span></text:span><text:span text:style-name="T4"> — это ссылка на </text:span><text:span text:style-name="Strong_20_Emphasis"><text:span text:style-name="T5">текущий объект</text:span></text:span><text:span text:style-name="T4"> (экземпляр класса), внутри которого используется это слово.</text:span></text:p>
      <text:h text:style-name="P2" text:outline-level="4">Основные применения:</text:h>
      <text:p text:style-name="P3"><text:span text:style-name="Strong_20_Emphasis"><text:span text:style-name="T5">а) Чтобы устранить неоднозначность между полем класса и параметром/локальной переменной (самое частое использование).</text:span></text:span></text:p>
      <text:p text:style-name="P1"><text:span text:style-name="T4">Часто имена параметров конструктора или сеттера совпадают с именами полей класса. </text:span><text:span text:style-name="Source_20_Text"><text:span text:style-name="T3">this</text:span></text:span><text:span text:style-name="T4"> помогает явно указать, что мы обращаемся к полю объекта, а не к параметру.</text:span></text:p>
      <text:p text:style-name="P4">java</text:p>
      <text:p text:style-name="P5"><text:span text:style-name="T6">public</text:span> <text:span text:style-name="T6">class</text:span> <text:span text:style-name="T7">Person</text:span> <text:span text:style-name="T8">{</text:span></text:p>
      <text:p text:style-name="P6"><text:s text:c="4"/><text:span text:style-name="T9">private</text:span><text:span text:style-name="T10"> </text:span><text:span text:style-name="T11">String</text:span><text:span text:style-name="T10"> name</text:span><text:span text:style-name="T12">;</text:span></text:p>
      <text:p text:style-name="P6"><text:s text:c="4"/><text:span text:style-name="T9">private</text:span><text:span text:style-name="T10"> </text:span><text:span text:style-name="T9">int</text:span><text:span text:style-name="T10"> age</text:span><text:span text:style-name="T12">;</text:span></text:p>
      <text:p text:style-name="P7"/>
      <text:p text:style-name="P6"><text:s text:c="4"/><text:span text:style-name="T13">// Конструктор</text:span></text:p>
      <text:p text:style-name="P6"><text:s text:c="4"/><text:span text:style-name="T9">public</text:span><text:span text:style-name="T10"> </text:span><text:span text:style-name="T11">Person</text:span><text:span text:style-name="T12">(</text:span><text:span text:style-name="T11">String</text:span><text:span text:style-name="T10"> name</text:span><text:span text:style-name="T12">,</text:span><text:span text:style-name="T10"> </text:span><text:span text:style-name="T9">int</text:span><text:span text:style-name="T10"> age</text:span><text:span text:style-name="T12">)</text:span><text:span text:style-name="T10"> </text:span><text:span text:style-name="T12">{</text:span></text:p>
      <text:p text:style-name="P6"><text:s text:c="8"/><text:span text:style-name="T13">// this.name - это поле текущего объекта</text:span></text:p>
      <text:p text:style-name="P6"><text:s text:c="8"/><text:span text:style-name="T13">// name - это параметр конструктора</text:span></text:p>
      <text:p text:style-name="P6"><text:s text:c="8"/><text:span text:style-name="T9">this</text:span><text:span text:style-name="T12">.</text:span><text:span text:style-name="T10">name </text:span><text:span text:style-name="T14">=</text:span><text:span text:style-name="T10"> name</text:span><text:span text:style-name="T12">;</text:span></text:p>
      <text:p text:style-name="P6"><text:s text:c="8"/><text:span text:style-name="T9">this</text:span><text:span text:style-name="T12">.</text:span><text:span text:style-name="T10">age </text:span><text:span text:style-name="T14">=</text:span><text:span text:style-name="T10"> age</text:span><text:span text:style-name="T12">;</text:span></text:p>
      <text:p text:style-name="P6"><text:s text:c="4"/><text:span text:style-name="T12">}</text:span></text:p>
      <text:p text:style-name="P7"/>
      <text:p text:style-name="P6"><text:s text:c="4"/><text:span text:style-name="T13">// Сеттер</text:span></text:p>
      <text:p text:style-name="P6"><text:s text:c="4"/><text:span text:style-name="T9">public</text:span><text:span text:style-name="T10"> </text:span><text:span text:style-name="T9">void</text:span><text:span text:style-name="T10"> </text:span><text:span text:style-name="T14">setName</text:span><text:span text:style-name="T12">(</text:span><text:span text:style-name="T11">String</text:span><text:span text:style-name="T10"> name</text:span><text:span text:style-name="T12">)</text:span><text:span text:style-name="T10"> </text:span><text:span text:style-name="T12">{</text:span></text:p>
      <text:p text:style-name="P6"><text:s text:c="8"/><text:span text:style-name="T9">this</text:span><text:span text:style-name="T12">.</text:span><text:span text:style-name="T10">name </text:span><text:span text:style-name="T14">=</text:span><text:span text:style-name="T10"> name</text:span><text:span text:style-name="T12">;</text:span><text:span text:style-name="T10"> </text:span><text:span text:style-name="T13">// Поле = параметр</text:span></text:p>
      <text:p text:style-name="P6"><text:s text:c="4"/><text:span text:style-name="T12">}</text:span></text:p>
      <text:p text:style-name="P8">}</text:p>
      <text:p text:style-name="P1"><text:span text:style-name="Emphasis"><text:span text:style-name="T4">Без </text:span></text:span><text:span text:style-name="Emphasis"><text:span text:style-name="Source_20_Text"><text:span text:style-name="T3">this</text:span></text:span></text:span><text:span text:style-name="Emphasis"><text:span text:style-name="T4"> было бы непонятно, что чему присваивается.</text:span></text:span></text:p>
      <text:p text:style-name="Horizontal_20_Line"/>
      <text:p text:style-name="P3"><text:span text:style-name="Strong_20_Emphasis"><text:span text:style-name="T5">б) Для вызова другого конструктора </text:span></text:span><text:span text:style-name="Strong_20_Emphasis"><text:span text:style-name="Emphasis"><text:span text:style-name="T5">в том же классе</text:span></text:span></text:span><text:span text:style-name="Strong_20_Emphasis"><text:span text:style-name="T5"> (вызов одного конструктора из другого).</text:span></text:span></text:p>
      <text:p text:style-name="P3"><text:soft-page-break/><text:span text:style-name="T4">Это нужно, чтобы избежать дублирования кода. Такой вызов должен быть </text:span><text:span text:style-name="Strong_20_Emphasis"><text:span text:style-name="T5">первой инструкцией</text:span></text:span><text:span text:style-name="T4"> в конструкторе.</text:span></text:p>
      <text:p text:style-name="P4">java</text:p>
      <text:p text:style-name="P5"><text:span text:style-name="T6">public</text:span> <text:span text:style-name="T6">class</text:span> <text:span text:style-name="T7">Car</text:span> <text:span text:style-name="T8">{</text:span></text:p>
      <text:p text:style-name="P6"><text:s text:c="4"/><text:span text:style-name="T9">private</text:span><text:span text:style-name="T10"> </text:span><text:span text:style-name="T11">String</text:span><text:span text:style-name="T10"> model</text:span><text:span text:style-name="T12">;</text:span></text:p>
      <text:p text:style-name="P6"><text:s text:c="4"/><text:span text:style-name="T9">private</text:span><text:span text:style-name="T10"> </text:span><text:span text:style-name="T9">int</text:span><text:span text:style-name="T10"> maxSpeed</text:span><text:span text:style-name="T12">;</text:span></text:p>
      <text:p text:style-name="P7"/>
      <text:p text:style-name="P6"><text:s text:c="4"/><text:span text:style-name="T13">// Конструктор по умолчанию</text:span></text:p>
      <text:p text:style-name="P6"><text:s text:c="4"/><text:span text:style-name="T9">public</text:span><text:span text:style-name="T10"> </text:span><text:span text:style-name="T11">Car</text:span><text:span text:style-name="T12">()</text:span><text:span text:style-name="T10"> </text:span><text:span text:style-name="T12">{</text:span></text:p>
      <text:p text:style-name="P6"><text:s text:c="8"/><text:span text:style-name="T9">this</text:span><text:span text:style-name="T12">(</text:span><text:span text:style-name="T15">"Unknown"</text:span><text:span text:style-name="T12">,</text:span><text:span text:style-name="T10"> </text:span><text:span text:style-name="T11">0</text:span><text:span text:style-name="T12">);</text:span><text:span text:style-name="T10"> </text:span><text:span text:style-name="T13">// Вызывает конструктор ниже</text:span></text:p>
      <text:p text:style-name="P6"><text:s text:c="8"/><text:span text:style-name="T11">System</text:span><text:span text:style-name="T12">.</text:span><text:span text:style-name="T10">out</text:span><text:span text:style-name="T12">.</text:span><text:span text:style-name="T14">println</text:span><text:span text:style-name="T12">(</text:span><text:span text:style-name="T15">"Вызван конструктор по умолчанию"</text:span><text:span text:style-name="T12">);</text:span></text:p>
      <text:p text:style-name="P6"><text:s text:c="4"/><text:span text:style-name="T12">}</text:span></text:p>
      <text:p text:style-name="P7"/>
      <text:p text:style-name="P6"><text:s text:c="4"/><text:span text:style-name="T13">// Главный конструктор</text:span></text:p>
      <text:p text:style-name="P6"><text:s text:c="4"/><text:span text:style-name="T9">public</text:span><text:span text:style-name="T10"> </text:span><text:span text:style-name="T11">Car</text:span><text:span text:style-name="T12">(</text:span><text:span text:style-name="T11">String</text:span><text:span text:style-name="T10"> model</text:span><text:span text:style-name="T12">,</text:span><text:span text:style-name="T10"> </text:span><text:span text:style-name="T9">int</text:span><text:span text:style-name="T10"> maxSpeed</text:span><text:span text:style-name="T12">)</text:span><text:span text:style-name="T10"> </text:span><text:span text:style-name="T12">{</text:span></text:p>
      <text:p text:style-name="P6"><text:s text:c="8"/><text:span text:style-name="T9">this</text:span><text:span text:style-name="T12">.</text:span><text:span text:style-name="T10">model </text:span><text:span text:style-name="T14">=</text:span><text:span text:style-name="T10"> model</text:span><text:span text:style-name="T12">;</text:span></text:p>
      <text:p text:style-name="P6"><text:s text:c="8"/><text:span text:style-name="T9">this</text:span><text:span text:style-name="T12">.</text:span><text:span text:style-name="T10">maxSpeed </text:span><text:span text:style-name="T14">=</text:span><text:span text:style-name="T10"> maxSpeed</text:span><text:span text:style-name="T12">;</text:span></text:p>
      <text:p text:style-name="P6"><text:s text:c="4"/><text:span text:style-name="T12">}</text:span></text:p>
      <text:p text:style-name="P8">}</text:p>
      <text:p text:style-name="P7"/>
      <text:p text:style-name="P9">// Использование:</text:p>
      <text:p text:style-name="P5"><text:span text:style-name="T7">Car</text:span> defaultCar <text:span text:style-name="T16">=</text:span> <text:span text:style-name="T6">new</text:span> <text:span text:style-name="T7">Car</text:span><text:span text:style-name="T8">();</text:span> <text:span text:style-name="T17">// Модель будет "Unknown", скорость 0</text:span></text:p>
      <text:p text:style-name="P3"><text:span text:style-name="Emphasis"><text:span text:style-name="T4">Здесь первый конструктор переиспользует код второго, добавляя свою логику.</text:span></text:span></text:p>
      <text:p text:style-name="Horizontal_20_Line"/>
      <text:p text:style-name="P3"><text:span text:style-name="Strong_20_Emphasis"><text:span text:style-name="T5">в) Для передачи текущего объекта в качестве аргумента метода.</text:span></text:span></text:p>
      <text:p text:style-name="P10">Иногда методу нужно передать ссылку на сам объект, который его вызвал.</text:p>
      <text:p text:style-name="P4">java</text:p>
      <text:p text:style-name="P5"><text:span text:style-name="T6">public</text:span> <text:span text:style-name="T6">class</text:span> <text:span text:style-name="T7">Printer</text:span> <text:span text:style-name="T8">{</text:span></text:p>
      <text:p text:style-name="P6"><text:s text:c="4"/><text:span text:style-name="T9">public</text:span><text:span text:style-name="T10"> </text:span><text:span text:style-name="T9">void</text:span><text:span text:style-name="T10"> </text:span><text:span text:style-name="T14">printCurrentObject</text:span><text:span text:style-name="T12">()</text:span><text:span text:style-name="T10"> </text:span><text:span text:style-name="T12">{</text:span></text:p>
      <text:p text:style-name="P6"><text:s text:c="8"/><text:span text:style-name="T13">// Представим, что у класса SomeFormatter есть метод format(Object obj)</text:span></text:p>
      <text:p text:style-name="P6"><text:s text:c="8"/><text:span text:style-name="T11">SomeFormatter</text:span><text:span text:style-name="T12">.</text:span><text:span text:style-name="T14">format</text:span><text:span text:style-name="T12">(</text:span><text:span text:style-name="T9">this</text:span><text:span text:style-name="T12">);</text:span><text:span text:style-name="T10"> </text:span><text:span text:style-name="T13">// Передаем текущий объект Printer</text:span></text:p>
      <text:p text:style-name="P6"><text:s text:c="4"/><text:span text:style-name="T12">}</text:span></text:p>
      <text:p text:style-name="P8">}</text:p>
      <text:p text:style-name="Horizontal_20_Line"/>
      <text:h text:style-name="P11" text:outline-level="3"><text:soft-page-break/><text:span text:style-name="T1">2. Ключевое слово </text:span><text:span text:style-name="Source_20_Text"><text:span text:style-name="T2">super</text:span></text:span></text:h>
      <text:p text:style-name="P1"><text:span text:style-name="Source_20_Text"><text:span text:style-name="T3">super</text:span></text:span><text:span text:style-name="T4"> — это ссылка на </text:span><text:span text:style-name="Strong_20_Emphasis"><text:span text:style-name="T5">непосредственный родительский класс</text:span></text:span><text:span text:style-name="T4"> (суперкласс).</text:span></text:p>
      <text:h text:style-name="P2" text:outline-level="4">Основные применения:</text:h>
      <text:p text:style-name="P3"><text:span text:style-name="Strong_20_Emphasis"><text:span text:style-name="T5">а) Для вызова конструктора родительского класса.</text:span></text:span></text:p>
      <text:p text:style-name="P1"><text:span text:style-name="T4">Конструктор дочернего класса всегда должен вызывать конструктор родителя. Это происходит неявно, если вы ничего не пишете (вызывается </text:span><text:span text:style-name="Source_20_Text"><text:span text:style-name="T3">super()</text:span></text:span><text:span text:style-name="T4"> без параметров). Если вам нужно вызвать конкретный конструктор родителя с параметрами, делается это явно и должно быть </text:span><text:span text:style-name="Strong_20_Emphasis"><text:span text:style-name="T5">первой инструкцией</text:span></text:span><text:span text:style-name="T4"> в конструкторе потомка.</text:span></text:p>
      <text:p text:style-name="P4">java</text:p>
      <text:p text:style-name="P5"><text:span text:style-name="T6">public</text:span> <text:span text:style-name="T6">class</text:span> <text:span text:style-name="T7">Animal</text:span> <text:span text:style-name="T8">{</text:span></text:p>
      <text:p text:style-name="P6"><text:s text:c="4"/><text:span text:style-name="T9">private</text:span><text:span text:style-name="T10"> </text:span><text:span text:style-name="T11">String</text:span><text:span text:style-name="T10"> name</text:span><text:span text:style-name="T12">;</text:span></text:p>
      <text:p text:style-name="P7"/>
      <text:p text:style-name="P6"><text:s text:c="4"/><text:span text:style-name="T9">public</text:span><text:span text:style-name="T10"> </text:span><text:span text:style-name="T11">Animal</text:span><text:span text:style-name="T12">(</text:span><text:span text:style-name="T11">String</text:span><text:span text:style-name="T10"> name</text:span><text:span text:style-name="T12">)</text:span><text:span text:style-name="T10"> </text:span><text:span text:style-name="T12">{</text:span></text:p>
      <text:p text:style-name="P6"><text:s text:c="8"/><text:span text:style-name="T9">this</text:span><text:span text:style-name="T12">.</text:span><text:span text:style-name="T10">name </text:span><text:span text:style-name="T14">=</text:span><text:span text:style-name="T10"> name</text:span><text:span text:style-name="T12">;</text:span></text:p>
      <text:p text:style-name="P6"><text:s text:c="8"/><text:span text:style-name="T11">System</text:span><text:span text:style-name="T12">.</text:span><text:span text:style-name="T10">out</text:span><text:span text:style-name="T12">.</text:span><text:span text:style-name="T14">println</text:span><text:span text:style-name="T12">(</text:span><text:span text:style-name="T15">"Конструктор Animal"</text:span><text:span text:style-name="T12">);</text:span></text:p>
      <text:p text:style-name="P6"><text:s text:c="4"/><text:span text:style-name="T12">}</text:span></text:p>
      <text:p text:style-name="P8">}</text:p>
      <text:p text:style-name="P7"/>
      <text:p text:style-name="P5"><text:span text:style-name="T6">public</text:span> <text:span text:style-name="T6">class</text:span> <text:span text:style-name="T7">Dog</text:span> <text:span text:style-name="T6">extends</text:span> <text:span text:style-name="T7">Animal</text:span> <text:span text:style-name="T8">{</text:span></text:p>
      <text:p text:style-name="P6"><text:s text:c="4"/><text:span text:style-name="T9">private</text:span><text:span text:style-name="T10"> </text:span><text:span text:style-name="T11">String</text:span><text:span text:style-name="T10"> breed</text:span><text:span text:style-name="T12">;</text:span></text:p>
      <text:p text:style-name="P7"/>
      <text:p text:style-name="P6"><text:s text:c="4"/><text:span text:style-name="T9">public</text:span><text:span text:style-name="T10"> </text:span><text:span text:style-name="T11">Dog</text:span><text:span text:style-name="T12">(</text:span><text:span text:style-name="T11">String</text:span><text:span text:style-name="T10"> name</text:span><text:span text:style-name="T12">,</text:span><text:span text:style-name="T10"> </text:span><text:span text:style-name="T11">String</text:span><text:span text:style-name="T10"> breed</text:span><text:span text:style-name="T12">)</text:span><text:span text:style-name="T10"> </text:span><text:span text:style-name="T12">{</text:span></text:p>
      <text:p text:style-name="P6"><text:s text:c="8"/><text:span text:style-name="T9">super</text:span><text:span text:style-name="T12">(</text:span><text:span text:style-name="T10">name</text:span><text:span text:style-name="T12">);</text:span><text:span text:style-name="T10"> </text:span><text:span text:style-name="T13">// ВЫЗОВ КОНСТРУКТОРА Animal(String name). Должен быть первой строкой!</text:span></text:p>
      <text:p text:style-name="P6"><text:s text:c="8"/><text:span text:style-name="T9">this</text:span><text:span text:style-name="T12">.</text:span><text:span text:style-name="T10">breed </text:span><text:span text:style-name="T14">=</text:span><text:span text:style-name="T10"> breed</text:span><text:span text:style-name="T12">;</text:span></text:p>
      <text:p text:style-name="P6"><text:s text:c="8"/><text:span text:style-name="T11">System</text:span><text:span text:style-name="T12">.</text:span><text:span text:style-name="T10">out</text:span><text:span text:style-name="T12">.</text:span><text:span text:style-name="T14">println</text:span><text:span text:style-name="T12">(</text:span><text:span text:style-name="T15">"Конструктор Dog"</text:span><text:span text:style-name="T12">);</text:span></text:p>
      <text:p text:style-name="P6"><text:s text:c="4"/><text:span text:style-name="T12">}</text:span></text:p>
      <text:p text:style-name="P8">}</text:p>
      <text:p text:style-name="P7"/>
      <text:p text:style-name="P9">// Использование:</text:p>
      <text:p text:style-name="P5"><text:span text:style-name="T7">Dog</text:span> myDog <text:span text:style-name="T16">=</text:span> <text:span text:style-name="T6">new</text:span> <text:span text:style-name="T7">Dog</text:span><text:span text:style-name="T8">(</text:span><text:span text:style-name="T18">"Бобик"</text:span><text:span text:style-name="T8">,</text:span> <text:span text:style-name="T18">"Овчарка"</text:span><text:span text:style-name="T8">);</text:span></text:p>
      <text:p text:style-name="P9">// Вывод:</text:p>
      <text:p text:style-name="P9">// Конструктор Animal</text:p>
      <text:p text:style-name="P9">// Конструктор Dog</text:p>
      <text:p text:style-name="Horizontal_20_Line"/>
      <text:p text:style-name="P3"><text:soft-page-break/><text:span text:style-name="Strong_20_Emphasis"><text:span text:style-name="T5">б) Для обращения к методам родительского класса, которые переопределены (overridden) в дочернем классе.</text:span></text:span></text:p>
      <text:p text:style-name="P10">Это мощный инструмент, который позволяет расширить функциональность метода родителя, а не полностью его заменить.</text:p>
      <text:p text:style-name="P4">java</text:p>
      <text:p text:style-name="P5"><text:span text:style-name="T6">public</text:span> <text:span text:style-name="T6">class</text:span> <text:span text:style-name="T7">Smartphone</text:span> <text:span text:style-name="T8">{</text:span></text:p>
      <text:p text:style-name="P6"><text:s text:c="4"/><text:span text:style-name="T9">public</text:span><text:span text:style-name="T10"> </text:span><text:span text:style-name="T9">void</text:span><text:span text:style-name="T10"> </text:span><text:span text:style-name="T14">turnOn</text:span><text:span text:style-name="T12">()</text:span><text:span text:style-name="T10"> </text:span><text:span text:style-name="T12">{</text:span></text:p>
      <text:p text:style-name="P6"><text:s text:c="8"/><text:span text:style-name="T11">System</text:span><text:span text:style-name="T12">.</text:span><text:span text:style-name="T10">out</text:span><text:span text:style-name="T12">.</text:span><text:span text:style-name="T14">println</text:span><text:span text:style-name="T12">(</text:span><text:span text:style-name="T15">"Телефон включается..."</text:span><text:span text:style-name="T12">);</text:span></text:p>
      <text:p text:style-name="P6"><text:s text:c="4"/><text:span text:style-name="T12">}</text:span></text:p>
      <text:p text:style-name="P8">}</text:p>
      <text:p text:style-name="P7"/>
      <text:p text:style-name="P5"><text:span text:style-name="T6">public</text:span> <text:span text:style-name="T6">class</text:span> <text:span text:style-name="T7">LatestSmartphone</text:span> <text:span text:style-name="T6">extends</text:span> <text:span text:style-name="T7">Smartphone</text:span> <text:span text:style-name="T8">{</text:span></text:p>
      <text:p text:style-name="P6"><text:s text:c="4"/><text:span text:style-name="T12">@Override</text:span></text:p>
      <text:p text:style-name="P6"><text:s text:c="4"/><text:span text:style-name="T9">public</text:span><text:span text:style-name="T10"> </text:span><text:span text:style-name="T9">void</text:span><text:span text:style-name="T10"> </text:span><text:span text:style-name="T14">turnOn</text:span><text:span text:style-name="T12">()</text:span><text:span text:style-name="T10"> </text:span><text:span text:style-name="T12">{</text:span></text:p>
      <text:p text:style-name="P6"><text:s text:c="8"/><text:span text:style-name="T9">super</text:span><text:span text:style-name="T12">.</text:span><text:span text:style-name="T14">turnOn</text:span><text:span text:style-name="T12">();</text:span><text:span text:style-name="T10"> </text:span><text:span text:style-name="T13">// Сначала выполняем стандартное включение</text:span></text:p>
      <text:p text:style-name="P6"><text:s text:c="8"/><text:span text:style-name="T11">System</text:span><text:span text:style-name="T12">.</text:span><text:span text:style-name="T10">out</text:span><text:span text:style-name="T12">.</text:span><text:span text:style-name="T14">println</text:span><text:span text:style-name="T12">(</text:span><text:span text:style-name="T15">"Запускается распознавание лица..."</text:span><text:span text:style-name="T12">);</text:span><text:span text:style-name="T10"> </text:span><text:span text:style-name="T13">// потом добавляем свою логику</text:span></text:p>
      <text:p text:style-name="P6"><text:s text:c="4"/><text:span text:style-name="T12">}</text:span></text:p>
      <text:p text:style-name="P8">}</text:p>
      <text:p text:style-name="P7"/>
      <text:p text:style-name="P9">// Использование:</text:p>
      <text:p text:style-name="P5"><text:span text:style-name="T7">LatestSmartphone</text:span> phone <text:span text:style-name="T16">=</text:span> <text:span text:style-name="T6">new</text:span> <text:span text:style-name="T7">LatestSmartphone</text:span><text:span text:style-name="T8">();</text:span></text:p>
      <text:p text:style-name="P5">phone<text:span text:style-name="T8">.</text:span><text:span text:style-name="T16">turnOn</text:span><text:span text:style-name="T8">();</text:span></text:p>
      <text:p text:style-name="P9">// Вывод:</text:p>
      <text:p text:style-name="P9">// Телефон включается...</text:p>
      <text:p text:style-name="P9">// Запускается распознавание лица...</text:p>
      <text:p text:style-name="Horizontal_20_Line"/>
      <text:p text:style-name="P3"><text:span text:style-name="Strong_20_Emphasis"><text:span text:style-name="T5">в) Для доступа к полям родительского класса (если они не private).</text:span></text:span></text:p>
      <text:p text:style-name="P10">Используется реже, обычно когда в родителе и потомке есть поля с одинаковыми именами (что может быть признаком плохого дизайна).</text:p>
      <text:p text:style-name="P4">java</text:p>
      <text:p text:style-name="P5"><text:span text:style-name="T6">public</text:span> <text:span text:style-name="T6">class</text:span> <text:span text:style-name="T7">Parent</text:span> <text:span text:style-name="T8">{</text:span></text:p>
      <text:p text:style-name="P6"><text:s text:c="4"/><text:span text:style-name="T9">protected</text:span><text:span text:style-name="T10"> </text:span><text:span text:style-name="T9">int</text:span><text:span text:style-name="T10"> value </text:span><text:span text:style-name="T14">=</text:span><text:span text:style-name="T10"> </text:span><text:span text:style-name="T11">10</text:span><text:span text:style-name="T12">;</text:span><text:span text:style-name="T10"> </text:span><text:span text:style-name="T13">// protected - чтобы было видно в потомке</text:span></text:p>
      <text:p text:style-name="P8">}</text:p>
      <text:p text:style-name="P7"/>
      <text:p text:style-name="P5"><text:span text:style-name="T6">public</text:span> <text:span text:style-name="T6">class</text:span> <text:span text:style-name="T7">Child</text:span> <text:span text:style-name="T6">extends</text:span> <text:span text:style-name="T7">Parent</text:span> <text:span text:style-name="T8">{</text:span></text:p>
      <text:p text:style-name="P6"><text:s text:c="4"/><text:span text:style-name="T9">private</text:span><text:span text:style-name="T10"> </text:span><text:span text:style-name="T9">int</text:span><text:span text:style-name="T10"> value </text:span><text:span text:style-name="T14">=</text:span><text:span text:style-name="T10"> </text:span><text:span text:style-name="T11">20</text:span><text:span text:style-name="T12">;</text:span><text:span text:style-name="T10"> </text:span><text:span text:style-name="T13">// Перекрываем поле (field hiding)</text:span></text:p>
      <text:p text:style-name="P7"><text:soft-page-break/></text:p>
      <text:p text:style-name="P6"><text:s text:c="4"/><text:span text:style-name="T9">public</text:span><text:span text:style-name="T10"> </text:span><text:span text:style-name="T9">void</text:span><text:span text:style-name="T10"> </text:span><text:span text:style-name="T14">printValues</text:span><text:span text:style-name="T12">()</text:span><text:span text:style-name="T10"> </text:span><text:span text:style-name="T12">{</text:span></text:p>
      <text:p text:style-name="P6"><text:s text:c="8"/><text:span text:style-name="T11">System</text:span><text:span text:style-name="T12">.</text:span><text:span text:style-name="T10">out</text:span><text:span text:style-name="T12">.</text:span><text:span text:style-name="T14">println</text:span><text:span text:style-name="T12">(</text:span><text:span text:style-name="T15">"Поле из Child: "</text:span><text:span text:style-name="T10"> </text:span><text:span text:style-name="T14">+</text:span><text:span text:style-name="T10"> </text:span><text:span text:style-name="T9">this</text:span><text:span text:style-name="T12">.</text:span><text:span text:style-name="T10">value</text:span><text:span text:style-name="T12">);</text:span><text:span text:style-name="T10"> </text:span><text:span text:style-name="T13">// 20</text:span></text:p>
      <text:p text:style-name="P6"><text:s text:c="8"/><text:span text:style-name="T11">System</text:span><text:span text:style-name="T12">.</text:span><text:span text:style-name="T10">out</text:span><text:span text:style-name="T12">.</text:span><text:span text:style-name="T14">println</text:span><text:span text:style-name="T12">(</text:span><text:span text:style-name="T15">"Поле из Parent: "</text:span><text:span text:style-name="T10"> </text:span><text:span text:style-name="T14">+</text:span><text:span text:style-name="T10"> </text:span><text:span text:style-name="T9">super</text:span><text:span text:style-name="T12">.</text:span><text:span text:style-name="T10">value</text:span><text:span text:style-name="T12">);</text:span><text:span text:style-name="T10"> </text:span><text:span text:style-name="T13">// 10</text:span></text:p>
      <text:p text:style-name="P6"><text:s text:c="4"/><text:span text:style-name="T12">}</text:span></text:p>
      <text:p text:style-name="P8">}</text:p>
      <text:h text:style-name="P12" text:outline-level="3">Сравнительная таблица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13">Ключевое слово</text:p>
            </table:table-cell>
            <table:table-cell table:style-name="Таблица1.A1" office:value-type="string">
              <text:p text:style-name="P13">На что ссылается</text:p>
            </table:table-cell>
            <table:table-cell table:style-name="Таблица1.A1" office:value-type="string">
              <text:p text:style-name="P13">Основное применение</text:p>
            </table:table-cell>
          </table:table-row>
        </table:table-header-rows>
        <table:table-row>
          <table:table-cell table:style-name="Таблица1.A2" office:value-type="string">
            <text:p text:style-name="P14"><text:span text:style-name="Strong_20_Emphasis"><text:span text:style-name="Source_20_Text"><text:span text:style-name="T19">this</text:span></text:span></text:span></text:p>
          </table:table-cell>
          <table:table-cell table:style-name="Таблица1.A2" office:value-type="string">
            <text:p text:style-name="P15"><text:span text:style-name="Strong_20_Emphasis"><text:span text:style-name="T20">Текущий объект</text:span></text:span><text:span text:style-name="T21"> (экземпляр данного класса)</text:span></text:p>
          </table:table-cell>
          <table:table-cell table:style-name="Таблица1.A2" office:value-type="string">
            <text:p text:style-name="P14"><text:span text:style-name="T21">1. Устранение неоднозначности имён.<text:line-break/>2. Вызов другого конструктора в том же классе.<text:line-break/>3. Передача </text:span><text:span text:style-name="Source_20_Text"><text:span text:style-name="T19">this</text:span></text:span><text:span text:style-name="T21"> в методы.</text:span></text:p>
          </table:table-cell>
        </table:table-row>
        <table:table-row>
          <table:table-cell table:style-name="Таблица1.A2" office:value-type="string">
            <text:p text:style-name="P14"><text:span text:style-name="Strong_20_Emphasis"><text:span text:style-name="Source_20_Text"><text:span text:style-name="T19">super</text:span></text:span></text:span></text:p>
          </table:table-cell>
          <table:table-cell table:style-name="Таблица1.A2" office:value-type="string">
            <text:p text:style-name="P15"><text:span text:style-name="Strong_20_Emphasis"><text:span text:style-name="T20">Родительская часть текущего объекта</text:span></text:span><text:span text:style-name="T21"> (суперкласс)</text:span></text:p>
          </table:table-cell>
          <table:table-cell table:style-name="Таблица1.A2" office:value-type="string">
            <text:p text:style-name="P16">1. Вызов конструктора родительского класса.<text:line-break/>2. Вызов переопределённых методов родителя.<text:line-break/>3. Доступ к полям родителя (редко).</text:p>
          </table:table-cell>
        </table:table-row>
      </table:table>
      <text:h text:style-name="P12" text:outline-level="3">Важное правило</text:h>
      <text:p text:style-name="P17"><text:span text:style-name="T4">И вызов </text:span><text:span text:style-name="Source_20_Text"><text:span text:style-name="T3">this(...)</text:span></text:span><text:span text:style-name="T4">, и вызов </text:span><text:span text:style-name="Source_20_Text"><text:span text:style-name="T3">super(...)</text:span></text:span><text:span text:style-name="T4"> должны быть </text:span><text:span text:style-name="Strong_20_Emphasis"><text:span text:style-name="T5">первыми операторами в конструкторе</text:span></text:span><text:span text:style-name="T4">. Поэтому </text:span><text:span text:style-name="Strong_20_Emphasis"><text:span text:style-name="T5">нельзя</text:span></text:span><text:span text:style-name="T4"> использовать их одновременно в одном конструкторе. Компилятор сам добавляет вызов </text:span><text:span text:style-name="Source_20_Text"><text:span text:style-name="T3">super()</text:span></text:span><text:span text:style-name="T4"> без параметров, если вы его не указали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1T21:51:43.396610200</meta:creation-date>
    <dc:date>2025-09-21T21:51:53.255939100</dc:date>
    <meta:editing-duration>PT10S</meta:editing-duration>
    <meta:editing-cycles>1</meta:editing-cycles>
    <meta:document-statistic meta:table-count="1" meta:image-count="0" meta:object-count="0" meta:page-count="5" meta:paragraph-count="123" meta:word-count="649" meta:character-count="4855" meta:non-whitespace-character-count="4027"/>
    <meta:generator>LibreOffice/25.2.5.2$Windows_X86_64 LibreOffice_project/03d19516eb2e1dd5d4ccd751a0d6f35f35e08022</meta:generator>
  </office:meta>
</office:document-meta>
</file>